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98">
            <text:p>1798</text:p>
          </table:table-cell>
          <table:table-cell table:style-name="ce23" office:value-type="float" office:value="64">
            <text:p>6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54">
            <text:p>95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35">
            <text:p>1635</text:p>
          </table:table-cell>
          <table:table-cell table:style-name="ce23" office:value-type="float" office:value="110">
            <text:p>1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52">
            <text:p>652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678">
            <text:p>6678</text:p>
          </table:table-cell>
          <table:table-cell table:style-name="ce23" office:value-type="float" office:value="162">
            <text:p>1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501">
            <text:p>10501</text:p>
          </table:table-cell>
          <table:table-cell table:style-name="ce23" office:value-type="float" office:value="306">
            <text:p>30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299">
            <text:p>12299</text:p>
          </table:table-cell>
          <table:table-cell table:style-name="ce23" office:value-type="float" office:value="370">
            <text:p>37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